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Standard" style:font-pitch="variable" style:font-charset="x-symbol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Courier 10 Pitch1" svg:font-family="'Courier 10 Pitch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25.716cm" fo:margin-left="0cm" fo:margin-right="-0.016cm" table:align="margins"/>
    </style:style>
    <style:style style:name="Tabelle1.A" style:family="table-column">
      <style:table-column-properties style:column-width="7.872cm" style:rel-column-width="20061*"/>
    </style:style>
    <style:style style:name="Tabelle1.B" style:family="table-column">
      <style:table-column-properties style:column-width="17.844cm" style:rel-column-width="45474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4.413cm" style:rel-column-width="11253*"/>
    </style:style>
    <style:style style:name="Tabelle2.B" style:family="table-column">
      <style:table-column-properties style:column-width="17.508cm" style:rel-column-width="44646*"/>
    </style:style>
    <style:style style:name="Tabelle2.C" style:family="table-column">
      <style:table-column-properties style:column-width="3.778cm" style:rel-column-width="963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10 Pitch1" fo:font-weight="normal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10 Pitch1" fo:font-weight="bold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666666" style:font-name="Courier 10 Pitch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1"/>
    </style:style>
    <style:style style:name="P13" style:family="paragraph" style:parent-style-name="Table_20_Contents">
      <style:paragraph-properties fo:text-align="justify" style:justify-single-word="false"/>
      <style:text-properties fo:color="#800000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5" style:family="paragraph" style:parent-style-name="Standard">
      <style:paragraph-properties fo:text-align="justify" style:justify-single-word="false" fo:break-before="page"/>
      <style:text-properties style:use-window-font-color="true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ourier 10 Pitch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666666" style:font-name="Courier 10 Pitch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10 Pitch1" fo:font-weight="normal" style:font-size-asian="10.5p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ourier 10 Pitch1" fo:font-weight="bold" style:font-size-asian="10.5pt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 style:font-size-asian="10.5pt"/>
    </style:style>
    <style:style style:name="T4" style:family="text">
      <style:text-properties fo:color="#666666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color="#4c4c4c" fo:font-style="italic" style:font-style-asian="italic" style:font-style-complex="italic"/>
    </style:style>
    <style:style style:name="T6" style:family="text">
      <style:text-properties style:font-name="Liberation Serif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800000"/>
    </style:style>
    <style:style style:name="T10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12" style:family="text">
      <style:text-properties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aims to be a very short introduction to how to use the pyxrr x-ray reflectivity simulation tool. </text:p>
      <text:p text:style-name="Standard"/>
      <text:p text:style-name="Standard"/>
      <text:p text:style-name="P1">1. Important Files and Folders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1">Base Directory:</text:p>
          </table:table-cell>
          <table:covered-table-cell/>
        </table:table-row>
        <table:table-row>
          <table:table-cell table:style-name="Tabelle1.A2" office:value-type="string">
            <text:p text:style-name="P3">pyxrr/</text:p>
          </table:table-cell>
          <table:table-cell table:style-name="Tabelle1.B2" office:value-type="string">
            <text:p text:style-name="P9">Folder containing the subroutines and modules for reflectivity calculation, the database and lots more</text:p>
          </table:table-cell>
        </table:table-row>
        <table:table-row>
          <table:table-cell table:style-name="Tabelle1.A2" office:value-type="string">
            <text:p text:style-name="P2"><text:span text:style-name="T1">pyxrr/</text:span><text:span text:style-name="T12">core</text:span>.py</text:p>
          </table:table-cell>
          <table:table-cell table:style-name="Tabelle1.B2" office:value-type="string">
            <text:p text:style-name="P9">Python wrapper for xrr.c routines</text:p>
          </table:table-cell>
        </table:table-row>
        <table:table-row>
          <table:table-cell table:style-name="Tabelle1.A2" office:value-type="string">
            <text:p text:style-name="P2"><text:span text:style-name="T1">pyxrr/</text:span>functions.py</text:p>
          </table:table-cell>
          <table:table-cell table:style-name="Tabelle1.B2" office:value-type="string">
            <text:p text:style-name="P10">Helper functions for pyxrr.py</text:p>
          </table:table-cell>
        </table:table-row>
        <table:table-row>
          <table:table-cell table:style-name="Tabelle1.A2" office:value-type="string">
            <text:p text:style-name="P2"><text:span text:style-name="T1">pyxrr/</text:span>wrap4leastsq.py</text:p>
          </table:table-cell>
          <table:table-cell table:style-name="Tabelle1.B2" office:value-type="string">
            <text:p text:style-name="P10">Wrapper for scipy's leastsq fitting routine</text:p>
          </table:table-cell>
        </table:table-row>
        <table:table-row>
          <table:table-cell table:style-name="Tabelle1.A2" office:value-type="string">
            <text:p text:style-name="P2"><text:span text:style-name="T1">pyxrr/</text:span>xrr.c</text:p>
          </table:table-cell>
          <table:table-cell table:style-name="Tabelle1.B2" office:value-type="string">
            <text:p text:style-name="P10">C sources of reflectivity calculation routine R(<text:span text:style-name="T3">q</text:span>)</text:p>
          </table:table-cell>
        </table:table-row>
        <table:table-row>
          <table:table-cell table:style-name="Tabelle1.A2" office:value-type="string">
            <text:p text:style-name="P2"><text:span text:style-name="T1">pyxrr/</text:span>xrr_sc.c</text:p>
          </table:table-cell>
          <table:table-cell table:style-name="Tabelle1.B2" office:value-type="string">
            <text:p text:style-name="P10">Same as above but for single core processing</text:p>
          </table:table-cell>
        </table:table-row>
        <table:table-row>
          <table:table-cell table:style-name="Tabelle1.A2" office:value-type="string">
            <text:p text:style-name="P2"><text:span text:style-name="T1">pyxrr/</text:span>materials.sqlite</text:p>
          </table:table-cell>
          <table:table-cell table:style-name="Tabelle1.B2" office:value-type="string">
            <text:p text:style-name="P10">Database containing dispersion corrections f1+f2, atomic properties and densities</text:p>
          </table:table-cell>
        </table:table-row>
        <table:table-row>
          <table:table-cell table:style-name="Tabelle1.A2" office:value-type="string">
            <text:p text:style-name="P2"><text:span text:style-name="T1">pyxrr/</text:span><text:span text:style-name="T12">locale</text:span></text:p>
          </table:table-cell>
          <table:table-cell table:style-name="Tabelle1.B2" office:value-type="string">
            <text:p text:style-name="P10">Folder containing translation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3">contrib/</text:p>
          </table:table-cell>
          <table:table-cell table:style-name="Tabelle1.B2" office:value-type="string">
            <text:p text:style-name="P9">Folder containing scripts and examples that use pyxrr and make it usable (the GUI must be placed here)</text:p>
          </table:table-cell>
        </table:table-row>
        <table:table-row>
          <table:table-cell table:style-name="Tabelle1.A2" office:value-type="string">
            <text:p text:style-name="P2"><text:span text:style-name="T1">contrib/</text:span>fit_interactive.py</text:p>
          </table:table-cell>
          <table:table-cell table:style-name="Tabelle1.B2" office:value-type="string">
            <text:p text:style-name="P10">Outer example script for interactive least squares fitting</text:p>
          </table:table-cell>
        </table:table-row>
        <table:table-row>
          <table:table-cell table:style-name="Tabelle1.A2" office:value-type="string">
            <text:p text:style-name="P2"><text:span text:style-name="T1">contrib/</text:span>fit_auto.py</text:p>
          </table:table-cell>
          <table:table-cell table:style-name="Tabelle1.B2" office:value-type="string">
            <text:p text:style-name="P10">Example for automated least squares fitting</text:p>
          </table:table-cell>
        </table:table-row>
        <table:table-row>
          <table:table-cell table:style-name="Tabelle1.A2" office:value-type="string">
            <text:p text:style-name="P2"><text:span text:style-name="T1">contrib/</text:span>multilayer_gammaopt.py</text:p>
          </table:table-cell>
          <table:table-cell table:style-name="Tabelle1.B2" office:value-type="string">
            <text:p text:style-name="P10">Outer example script for searching the optimum gamma parameter</text:p>
          </table:table-cell>
        </table:table-row>
        <table:table-row>
          <table:table-cell table:style-name="Tabelle1.A2" office:value-type="string">
            <text:p text:style-name="P2"><text:span text:style-name="T1">contrib/</text:span><text:span text:style-name="T12">pyxrr_GUI_v0.6.pyw</text:span></text:p>
          </table:table-cell>
          <table:table-cell table:style-name="Tabelle1.B2" office:value-type="string">
            <text:p text:style-name="P10">Graphical User Interface (GUI) for the simplified use of pyxrr</text:p>
          </table:table-cell>
        </table:table-row>
        <table:table-row>
          <table:table-cell table:style-name="Tabelle1.A2" office:value-type="string">
            <text:p text:style-name="P3">contrib/samples/</text:p>
          </table:table-cell>
          <table:table-cell table:style-name="Tabelle1.B2" office:value-type="string">
            <text:p text:style-name="P10">Folder containing samples files defining the multilayer (see below)</text:p>
          </table:table-cell>
        </table:table-row>
        <table:table-row>
          <table:table-cell table:style-name="Tabelle1.A2" office:value-type="string">
            <text:p text:style-name="P3">contrib/samples/measurements/</text:p>
          </table:table-cell>
          <table:table-cell table:style-name="Tabelle1.B2" office:value-type="string">
            <text:p text:style-name="P10">Folder containing the measured data files</text:p>
          </table:table-cell>
        </table:table-row>
        <table:table-row>
          <table:table-cell table:style-name="Tabelle1.A2" office:value-type="string">
            <text:p text:style-name="P3">contrib/results/</text:p>
          </table:table-cell>
          <table:table-cell table:style-name="Tabelle1.B2" office:value-type="string">
            <text:p text:style-name="P10">Folder containing saved projects/results/simulations</text:p>
          </table:table-cell>
        </table:table-row>
        <table:table-row>
          <table:table-cell table:style-name="Tabelle1.A2" office:value-type="string">
            <text:p text:style-name="P3">contrib/tmp/</text:p>
          </table:table-cell>
          <table:table-cell table:style-name="Tabelle1.B2" office:value-type="string">
            <text:p text:style-name="P10">Temporary folder containing results of last iteratio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10"/>
          </table:table-cell>
        </table:table-row>
        <text:soft-page-break/>
        <table:table-row>
          <table:table-cell table:style-name="Tabelle1.A2" office:value-type="string">
            <text:p text:style-name="P2">setup.py</text:p>
          </table:table-cell>
          <table:table-cell table:style-name="Tabelle1.B2" office:value-type="string">
            <text:p text:style-name="P10">Installation script</text:p>
          </table:table-cell>
        </table:table-row>
      </table:table>
      <text:p text:style-name="P1"/>
      <text:p text:style-name="P1">2. Multilayer Sample Files</text:p>
      <text:p text:style-name="P1"/>
      <text:p text:style-name="P4"/>
      <text:p text:style-name="P4">Every Multilayer consists of a Substrate, Groups of Layers and the Ambience. The Groups can be stacked to a given number of periods. An example for a samplefile is given below.</text:p>
      <text:p text:style-name="P4">If a line ends with a comma (,) or a backslash (\) the next line is included in the processing.</text:p>
      <text:p text:style-name="P4"/>
      <text:p text:style-name="P1">EXAMPLE.param</text:p>
      <text:p text:style-name="P4"/>
      <text:p text:style-name="P5"/>
      <text:p text:style-name="P16"><text:span text:style-name="T10">Ambience: code=H20</text:span><text:span text:style-name="T4">, name=Water, rho=1.0 </text:span></text:p>
      <text:p text:style-name="P17"/>
      <text:p text:style-name="P16"><text:span text:style-name="T10">Group: name=protection</text:span><text:span text:style-name="T4">, sigma=5, periods=1, grad_d=0 </text:span></text:p>
      <text:p text:style-name="P16"><text:span text:style-name="T10">Layer: code=B4C, d=100</text:span><text:span text:style-name="T4">, name=B4C_protection, rho=2.5 </text:span></text:p>
      <text:p text:style-name="P17"/>
      <text:p text:style-name="P16"><text:span text:style-name="T10">Group: name=ML</text:span><text:span text:style-name="T4">, sigma=3, periods=100, grad_d=0.01 </text:span></text:p>
      <text:p text:style-name="P16"><text:span text:style-name="T10">Layer: code=Mo, d=6</text:span><text:span text:style-name="T4">, name=Mo_absorber, rho=9.4, sigma=1.5 </text:span></text:p>
      <text:p text:style-name="P16"><text:span text:style-name="T10">Layer: code=B4C, d=3</text:span><text:span text:style-name="T4">, name=B4C_barrier1, rho=2.3, sigma=1.3 </text:span></text:p>
      <text:p text:style-name="P16"><text:span text:style-name="T10">Layer: code=Si, d=15</text:span><text:span text:style-name="T4">, name=Si_spacer, rho=2.3, sigma=1.6 </text:span></text:p>
      <text:p text:style-name="P16"><text:span text:style-name="T10">Layer: code=B4C, d=5</text:span><text:span text:style-name="T4">, name=B4C_barrier2, rho=2.3, sigma=1.4 </text:span></text:p>
      <text:p text:style-name="P17"/>
      <text:p text:style-name="P16"><text:span text:style-name="T10">Substrate: code=SiO2</text:span><text:span text:style-name="T4">, name=Glass, rho=2.34, sigma=1.1 </text:span></text:p>
      <text:p text:style-name="P17"/>
      <text:p text:style-name="P8"><text:span text:style-name="T11">Measurement: </text:span><text:span text:style-name="T4">file=measurements/mosi_hzg4.njc, x_axis=twotheta, energy=8.905, fit_range=0.2-&gt;inf,<text:line-break/>resolution=0.01, background=-4., scale=1.0, offset=0, weigthing=statistical, pol=0.5 </text:span></text:p>
      <text:p text:style-name="P8"><text:span text:style-name="T11">Measurement: </text:span><text:span text:style-name="T4">file=measurements/mosi_hasylab.fio, x_axis=theta, energy=10.0, fit_range=0.2-&gt;10.,<text:line-break/>resolution=0.001, background=-5., scale=1.0, offset=0, weigthing=z, pol=0 </text:span></text:p>
      <text:p text:style-name="P8"><text:span text:style-name="T11">Measurement:</text:span><text:span text:style-name="T4"> energy=10.0</text:span></text:p>
      <text:p text:style-name="P7"/>
      <text:p text:style-name="P6"/>
      <text:p text:style-name="P15">Explanation:</text:p>
      <text:p text:style-name="P6"><text:span text:style-name="T5">Italic grey</text:span> attributes are <text:span text:style-name="T2">optional</text:span>. Their default values are listed below.</text:p>
      <text:p text:style-name="P6"><text:span text:style-name="T9">Red </text:span>parameters are new in this version.</text:p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1">Keyword</text:p>
          </table:table-cell>
          <table:table-cell table:style-name="Tabelle2.A1" office:value-type="string">
            <text:p text:style-name="P11">Definition</text:p>
          </table:table-cell>
          <table:table-cell table:style-name="Tabelle2.C1" office:value-type="string">
            <text:p text:style-name="P11">Default value</text:p>
          </table:table-cell>
        </table:table-row>
        <table:table-row>
          <table:table-cell table:style-name="Tabelle2.A2" office:value-type="string">
            <text:p text:style-name="P10">code</text:p>
          </table:table-cell>
          <table:table-cell table:style-name="Tabelle2.A2" office:value-type="string">
            <text:p text:style-name="P10">Chemical formula of the material. Case sensitive. F.e.: La0.25Ca0.75MnO3</text:p>
          </table:table-cell>
          <table:table-cell table:style-name="Tabelle2.C2" office:value-type="string">
            <text:p text:style-name="P10">-</text:p>
          </table:table-cell>
        </table:table-row>
        <table:table-row>
          <table:table-cell table:style-name="Tabelle2.A2" office:value-type="string">
            <text:p text:style-name="P10">name</text:p>
          </table:table-cell>
          <table:table-cell table:style-name="Tabelle2.A2" office:value-type="string">
            <text:p text:style-name="P10">Name to distinguish later.</text:p>
          </table:table-cell>
          <table:table-cell table:style-name="Tabelle2.C2" office:value-type="string">
            <text:p text:style-name="P10">code</text:p>
          </table:table-cell>
        </table:table-row>
        <table:table-row>
          <table:table-cell table:style-name="Tabelle2.A2" office:value-type="string">
            <text:p text:style-name="P10">periods</text:p>
          </table:table-cell>
          <table:table-cell table:style-name="Tabelle2.A2" office:value-type="string">
            <text:p text:style-name="P10">Number of Periods. How many repeats of the current group?</text:p>
          </table:table-cell>
          <table:table-cell table:style-name="Tabelle2.C4" office:value-type="float" office:value="1">
            <text:p text:style-name="P10">1</text:p>
          </table:table-cell>
        </table:table-row>
        <table:table-row>
          <table:table-cell table:style-name="Tabelle2.A2" office:value-type="string">
            <text:p text:style-name="P10">grad_d</text:p>
          </table:table-cell>
          <table:table-cell table:style-name="Tabelle2.A2" office:value-type="string">
            <text:p text:style-name="P10">Linear gradient in period thickness in % growth per layer.</text:p>
          </table:table-cell>
          <table:table-cell table:style-name="Tabelle2.C4" office:value-type="float" office:value="0">
            <text:p text:style-name="P10">0</text:p>
          </table:table-cell>
        </table:table-row>
        <table:table-row>
          <table:table-cell table:style-name="Tabelle2.A2" office:value-type="string">
            <text:p text:style-name="P10">sigma</text:p>
          </table:table-cell>
          <table:table-cell table:style-name="Tabelle2.A2" office:value-type="string">
            <text:p text:style-name="P10">RMS roughness of the <text:span text:style-name="T2">upper </text:span>interface in <text:span text:style-name="T6">Å.</text:span></text:p>
          </table:table-cell>
          <table:table-cell table:style-name="Tabelle2.C4" office:value-type="float" office:value="0">
            <text:p text:style-name="P10">0</text:p>
          </table:table-cell>
        </table:table-row>
        <table:table-row>
          <table:table-cell table:style-name="Tabelle2.A2" office:value-type="string">
            <text:p text:style-name="P10">rho</text:p>
          </table:table-cell>
          <table:table-cell table:style-name="Tabelle2.A2" office:value-type="string">
            <text:p text:style-name="P10">density of the layer in g/cm³.</text:p>
          </table:table-cell>
          <table:table-cell table:style-name="Tabelle2.C2" office:value-type="string">
            <text:p text:style-name="P10">from database</text:p>
          </table:table-cell>
        </table:table-row>
        <table:table-row>
          <table:table-cell table:style-name="Tabelle2.A2" office:value-type="string">
            <text:p text:style-name="P10">d</text:p>
          </table:table-cell>
          <table:table-cell table:style-name="Tabelle2.A2" office:value-type="string">
            <text:p text:style-name="P10">Layer thickness in <text:span text:style-name="T6">Å.</text:span></text:p>
          </table:table-cell>
          <table:table-cell table:style-name="Tabelle2.C2" office:value-type="string">
            <text:p text:style-name="P10">-</text:p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0">file</text:p>
          </table:table-cell>
          <table:table-cell table:style-name="Tabelle2.A2" office:value-type="string">
            <text:p text:style-name="P10">Path to the file containing measured data. </text:p>
            <text:p text:style-name="P10">Can be .njc, .raw, .x00, .val, .asc, .fio or simple 2-columned data</text:p>
          </table:table-cell>
          <table:table-cell table:style-name="Tabelle2.C2" office:value-type="string">
            <text:p text:style-name="P10">-</text:p>
          </table:table-cell>
        </table:table-row>
        <table:table-row>
          <table:table-cell table:style-name="Tabelle2.A2" office:value-type="string">
            <text:p text:style-name="P14">x_axis</text:p>
          </table:table-cell>
          <table:table-cell table:style-name="Tabelle2.A2" office:value-type="string">
            <text:p text:style-name="P10">specify the independent (x-axis) quantity given in the measurement file. </text:p>
            <text:p text:style-name="P10">Possible values: <text:span text:style-name="T7">theta twotheta qz_A qz_nm</text:span></text:p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0"/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3"/>
          </table:table-cell>
          <table:table-cell table:style-name="Tabelle2.A2" office:value-type="string">
            <text:p text:style-name="P10"/>
          </table:table-cell>
          <table:table-cell table:style-name="Tabelle2.C2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0">energy</text:p>
          </table:table-cell>
          <table:table-cell table:style-name="Tabelle2.A2" office:value-type="string">
            <text:p text:style-name="P10">Photon energy of the measurement in keV</text:p>
          </table:table-cell>
          <table:table-cell table:style-name="Tabelle2.C4" office:value-type="float" office:value="8">
            <text:p text:style-name="P10">8</text:p>
          </table:table-cell>
        </table:table-row>
        <table:table-row>
          <table:table-cell table:style-name="Tabelle2.A2" office:value-type="string">
            <text:p text:style-name="P10">twotheta</text:p>
          </table:table-cell>
          <table:table-cell table:style-name="Tabelle2.A2" office:value-type="string">
            <text:p text:style-name="P10">1 if x-values are 2<text:span text:style-name="T6">θ, 0 if they are θ</text:span></text:p>
          </table:table-cell>
          <table:table-cell table:style-name="Tabelle2.C4" office:value-type="float" office:value="0">
            <text:p text:style-name="P10">0</text:p>
          </table:table-cell>
        </table:table-row>
        <table:table-row>
          <table:table-cell table:style-name="Tabelle2.A2" office:value-type="string">
            <text:p text:style-name="P10">fit_range</text:p>
          </table:table-cell>
          <table:table-cell table:style-name="Tabelle2.A2" office:value-type="string">
            <text:p text:style-name="P12">θ_min-&gt;θ_max , Interval that will be evaluated for fitting simulated data (same unit as x_axis)</text:p>
          </table:table-cell>
          <table:table-cell table:style-name="Tabelle2.C2" office:value-type="string">
            <text:p text:style-name="P10">0-&gt;inf</text:p>
          </table:table-cell>
        </table:table-row>
        <table:table-row>
          <table:table-cell table:style-name="Tabelle2.A2" office:value-type="string">
            <text:p text:style-name="P14">rebin</text:p>
          </table:table-cell>
          <table:table-cell table:style-name="Tabelle2.A2" office:value-type="string">
            <text:p text:style-name="P10">Rebinning is necessary if the measured data is unequally spaced in theta. Possible values: </text:p>
            <text:p text:style-name="P10"><text:span text:style-name="T7">average</text:span> (combine several data points to maximum step width)</text:p>
            <text:p text:style-name="P10"><text:span text:style-name="T8">interpolate</text:span> (interpolate data to minimum step width, resulting in more data points)</text:p>
          </table:table-cell>
          <table:table-cell table:style-name="Tabelle2.C2" office:value-type="string">
            <text:p text:style-name="P10">interpolate</text:p>
          </table:table-cell>
        </table:table-row>
        <table:table-row>
          <table:table-cell table:style-name="Tabelle2.A2" office:value-type="string">
            <text:p text:style-name="P10">resolution</text:p>
          </table:table-cell>
          <table:table-cell table:style-name="Tabelle2.A2" office:value-type="string">
            <text:p text:style-name="P10">FWHM of a gaussian shaped device resolution in <text:span text:style-name="T6">θ/°</text:span>.</text:p>
          </table:table-cell>
          <table:table-cell table:style-name="Tabelle2.C4" office:value-type="float" office:value="0">
            <text:p text:style-name="P10">0</text:p>
          </table:table-cell>
        </table:table-row>
        <table:table-row>
          <table:table-cell table:style-name="Tabelle2.A2" office:value-type="string">
            <text:p text:style-name="P10">background</text:p>
          </table:table-cell>
          <table:table-cell table:style-name="Tabelle2.A2" office:value-type="string">
            <text:p text:style-name="P10">Common logarithm of background Reflectivity (log10(R_noise))</text:p>
          </table:table-cell>
          <table:table-cell table:style-name="Tabelle2.C4" office:value-type="float" office:value="-10">
            <text:p text:style-name="P10">-10</text:p>
          </table:table-cell>
        </table:table-row>
        <text:soft-page-break/>
        <table:table-row>
          <table:table-cell table:style-name="Tabelle2.A2" office:value-type="string">
            <text:p text:style-name="P10">scale</text:p>
          </table:table-cell>
          <table:table-cell table:style-name="Tabelle2.A2" office:value-type="string">
            <text:p text:style-name="P10">Scaling parameter for shifting Reflectivity values. (For Primary beam intensity uncertainties)</text:p>
            <text:p text:style-name="P10">Should be adjusted by hand in the beginning.</text:p>
          </table:table-cell>
          <table:table-cell table:style-name="Tabelle2.C4" office:value-type="float" office:value="1">
            <text:p text:style-name="P10">1</text:p>
          </table:table-cell>
        </table:table-row>
        <table:table-row>
          <table:table-cell table:style-name="Tabelle2.A2" office:value-type="string">
            <text:p text:style-name="P10">offset</text:p>
          </table:table-cell>
          <table:table-cell table:style-name="Tabelle2.A2" office:value-type="string">
            <text:p text:style-name="P12">θ offset in measured data in °.</text:p>
          </table:table-cell>
          <table:table-cell table:style-name="Tabelle2.C4" office:value-type="float" office:value="0">
            <text:p text:style-name="P10">0</text:p>
          </table:table-cell>
        </table:table-row>
        <table:table-row>
          <table:table-cell table:style-name="Tabelle2.A2" office:value-type="string">
            <text:p text:style-name="P10">weighting</text:p>
          </table:table-cell>
          <table:table-cell table:style-name="Tabelle2.A2" office:value-type="string">
            <text:p text:style-name="P10">Weighting of the errorfunction. Possible values:</text:p>
            <text:p text:style-name="P10"><text:span text:style-name="T2">z</text:span> = Weights are given in 3rd column of measurement file</text:p>
            <text:p text:style-name="P10"><text:span text:style-name="T2">statistical</text:span> = 1/<text:span text:style-name="T6">σ , where <text:s/>σ is standard deviation of the Intensities (or proportional to it)</text:span></text:p>
          </table:table-cell>
          <table:table-cell table:style-name="Tabelle2.C2" office:value-type="string">
            <text:p text:style-name="P10">no weighting</text:p>
          </table:table-cell>
        </table:table-row>
        <table:table-row>
          <table:table-cell table:style-name="Tabelle2.A2" office:value-type="string">
            <text:p text:style-name="P10">pol</text:p>
          </table:table-cell>
          <table:table-cell table:style-name="Tabelle2.A2" office:value-type="string">
            <text:p text:style-name="P10">Polarization state of incident x-rays. (0 = perpendicular, 1 = parallel, 0.5 = unpolarized)</text:p>
            <text:p text:style-name="P10">This has <text:span text:style-name="T2">negligible </text:span>influence for <text:span text:style-name="T6">θ&lt;10°</text:span></text:p>
          </table:table-cell>
          <table:table-cell table:style-name="Tabelle2.C4" office:value-type="float" office:value="0">
            <text:p text:style-name="P10">0</text:p>
          </table:table-cell>
        </table:table-row>
      </table:table>
      <text:p text:style-name="P1"/>
      <text:p text:style-name="P1"/>
      <text:p text:style-name="P1">3.Theoretical Model (short)</text:p>
      <text:p text:style-name="P1"/>
      <text:p text:style-name="P4">pyxrr employs the Fresnel equations to calculate the reflection coefficients at each interface.</text:p>
      <text:p text:style-name="P4">The interference of the reflected waves is calculated using the transfer matrix method (Abeles formalism).</text:p>
      <text:p text:style-name="P4">Interface roughness is taken account for by implementing Nevot and Croce's formula for error-function shaped interfaces.</text:p>
      <text:p text:style-name="P4"/>
      <text:p text:style-name="P4">See for example:</text:p>
      <text:p text:style-name="P4"><text:a xlink:type="simple" xlink:href="http://en.wikipedia.org/wiki/Transfer-matrix_method_%28optics%29">http://en.wikipedia.org/wiki/Transfer-matrix_method_%28optics%29</text:a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Standard" style:font-pitch="variable" style:font-charset="x-symbol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Courier 10 Pitch1" svg:font-family="'Courier 10 Pitch'" style:font-adornments="Standar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sten Richter</meta:initial-creator>
    <meta:creation-date>2011-02-02T23:33:05</meta:creation-date>
    <dc:date>2013-04-25T15:30:56</dc:date>
    <meta:editing-duration>PT6H57M7S</meta:editing-duration>
    <meta:editing-cycles>31</meta:editing-cycles>
    <meta:generator>LibreOffice/3.5$Linux_X86_64 LibreOffice_project/350m1$Build-2</meta:generator>
    <meta:document-statistic meta:table-count="2" meta:image-count="0" meta:object-count="0" meta:page-count="4" meta:paragraph-count="131" meta:word-count="668" meta:character-count="4893" meta:non-whitespace-character-count="4342"/>
  </office:meta>
</office:document-meta>
</file>